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50000028209817D38B1A0895C.png" manifest:media-type="image/png"/>
  <manifest:file-entry manifest:full-path="Pictures/10000201000003130000028780D09B1A8B82462D.png" manifest:media-type="image/png"/>
  <manifest:file-entry manifest:full-path="Pictures/100002010000033100000287B77EECC78A29D1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3.236cm" svg:height="18.4cm" svg:x="3.364cm" svg:y="1.2cm">
          <draw:image xlink:href="Pictures/100002010000033100000287B77EECC78A29D158.png" xlink:type="simple" xlink:show="embed" xlink:actuate="onLoad">
            <text:p/>
          </draw:image>
        </draw:frame>
        <draw:custom-shape draw:style-name="gr2" draw:text-style-name="P1" draw:layer="layout" svg:width="0.6cm" svg:height="0.6cm" svg:x="19.4cm" svg:y="3.5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6cm" svg:height="0.6cm" svg:x="20.3cm" svg:y="4.2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6cm" svg:height="0.6cm" svg:x="18.7cm" svg:y="5.401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6cm" svg:height="0.6cm" svg:x="16.8cm" svg:y="8.802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6cm" svg:height="0.6cm" svg:x="19.1cm" svg:y="2.403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6cm" svg:height="0.6cm" svg:x="19.6cm" svg:y="4.304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0.824cm" svg:height="17.119cm" draw:transform="rotate (0.010471975511966) translate (4.11cm 1.51cm)">
          <draw:image xlink:href="Pictures/10000201000003130000028780D09B1A8B82462D.png" xlink:type="simple" xlink:show="embed" xlink:actuate="onLoad">
            <text:p/>
          </draw:image>
        </draw:frame>
        <draw:custom-shape draw:style-name="gr2" draw:text-style-name="P1" draw:layer="layout" svg:width="0.6cm" svg:height="0.6cm" svg:x="19.8cm" svg:y="3.502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6cm" svg:height="0.6cm" svg:x="20.9cm" svg:y="4.202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6cm" svg:height="0.6cm" svg:x="18.7cm" svg:y="5.403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6cm" svg:height="0.6cm" svg:x="15.5cm" svg:y="8.804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6cm" svg:height="0.6cm" svg:x="19.1cm" svg:y="2.405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6cm" svg:height="0.6cm" svg:x="18.5cm" svg:y="4.306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0.877cm" svg:height="16.987cm" draw:transform="rotate (0.00523598775598299) translate (3.679cm 1.655cm)">
          <draw:image xlink:href="Pictures/10000201000003150000028209817D38B1A0895C.png" xlink:type="simple" xlink:show="embed" xlink:actuate="onLoad">
            <text:p/>
          </draw:image>
        </draw:frame>
        <draw:custom-shape draw:style-name="gr2" draw:text-style-name="P1" draw:layer="layout" svg:width="0.6cm" svg:height="0.6cm" svg:x="16.8cm" svg:y="3.504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6cm" svg:height="0.6cm" svg:x="18cm" svg:y="4.204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6cm" svg:height="0.6cm" svg:x="14.8cm" svg:y="5.405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6cm" svg:height="0.6cm" svg:x="17cm" svg:y="8.806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6cm" svg:height="0.6cm" svg:x="17cm" svg:y="2.407cm"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layer="layout" svg:width="0.6cm" svg:height="0.6cm" svg:x="15.5cm" svg:y="4.308cm"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1cm" svg:stroke-color="#3465a4" draw:marker-start-width="0.35cm" draw:marker-start-center="false" draw:marker-end-width="0.35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line-distance="1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09:15:40.684582652</meta:creation-date>
    <dc:date>2018-09-14T09:36:55.541080698</dc:date>
    <meta:editing-duration>PT8M33S</meta:editing-duration>
    <meta:editing-cycles>3</meta:editing-cycles>
    <meta:generator>LibreOffice/5.1.6.2$Linux_X86_64 LibreOffice_project/10m0$Build-2</meta:generator>
    <meta:document-statistic meta:object-count="48"/>
  </office:meta>
</office:document-meta>
</file>